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svg:x1="4.5cm" svg:y1="9.9cm" svg:x2="3.95cm" svg:y2="12.1cm" draw:start-shape="id2" draw:start-glue-point="2" draw:end-shape="id4" draw:end-glue-point="0" svg:d="m4500 9900v1101h-550v1099" svg:viewBox="0 0 551 2201">
          <text:p/>
        </draw:connector>
        <draw:connector draw:style-name="gr3" draw:text-style-name="P1" draw:layer="layout" svg:x1="4.5cm" svg:y1="9.9cm" svg:x2="9.5cm" svg:y2="12.1cm" draw:start-shape="id2" draw:start-glue-point="2" draw:end-shape="id5" draw:end-glue-point="0" svg:d="m4500 9900v1101h5000v1099" svg:viewBox="0 0 5001 2201">
          <text:p/>
        </draw:connector>
        <draw:connector draw:style-name="gr3" draw:text-style-name="P1" draw:layer="layout" svg:x1="4.5cm" svg:y1="9.9cm" svg:x2="16cm" svg:y2="12.1cm" draw:start-shape="id2" draw:start-glue-point="2" draw:end-shape="id6" draw:end-glue-point="0" svg:d="m4500 9900v1101h11500v1099" svg:viewBox="0 0 11501 22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8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8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text:p text:style-name="P3"><text:span text:style-name="T2">→ </text:span><text:span text:style-name="T2">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Filesystem</text:span></text:p>
          <text:p text:style-name="P3"><text:span text:style-name="T2">→ </text:span><text:span text:style-name="T2">Virtu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09-23T16:56:14.488207000</dc:date>
    <meta:editing-duration>PT1H11M59S</meta:editing-duration>
    <meta:editing-cycles>55</meta:editing-cycles>
    <meta:generator>LibreOffice/4.1.3.2$MacOSX_x86 LibreOffice_project/70feb7d99726f064edab4605a8ab840c50ec57a</meta:generator>
    <meta:document-statistic meta:object-count="37"/>
  </office:meta>
</office:document-meta>
</file>